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1adfb7" officeooo:paragraph-rsid="001adfb7"/>
    </style:style>
    <style:style style:name="P3" style:family="paragraph" style:parent-style-name="Text_20_body" style:list-style-name="L1">
      <style:text-properties officeooo:paragraph-rsid="001adfb7"/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InstallingJenkinsonRedHatdistributions-Installation"/>Installation</text:h>
      <text:p text:style-name="Text_20_body">Add the Jenkins repository to the yum repos, and install Jenkins from here.</text:p>
      <text:list xml:id="list5973350787842530650" text:style-name="L1">
        <text:list-item>
          <text:p text:style-name="P4"><text:span text:style-name="Source_20_Text">sudo wget -O /etc/yum.repos.d/jenkins.repo</text:span> <text:a xlink:type="simple" xlink:href="http://pkg.jenkins-ci.org/redhat/jenkins.repo"><text:span text:style-name="Source_20_Text">http://pkg.jenkins-ci.org/redhat/jenkins.repo</text:span></text:a></text:p>
        </text:list-item>
        <text:list-item>
          <text:p text:style-name="P4"><text:span text:style-name="Source_20_Text">sudo rpm --import</text:span> <text:a xlink:type="simple" xlink:href="http://pkg.jenkins-ci.org/redhat/jenkins-ci.org.key"><text:span text:style-name="Source_20_Text">https://jenkins-ci.org/redhat/jenkins-ci.org.key</text:span></text:a></text:p>
        </text:list-item>
        <text:list-item>
          <text:p text:style-name="P3"><text:span text:style-name="Source_20_Text">sudo yum </text:span></text:p>
        </text:list-item>
        <text:list-item>
          <text:p text:style-name="P3"><text:span text:style-name="Source_20_Text">install jenkins</text:span></text:p>
        </text:list-item>
      </text:list>
      <text:p text:style-name="P2">for jenkins container</text:p>
      <text:p text:style-name="P1"/>
      <text:p text:style-name="P1"><text:bookmark text:name=":k7.co"/>docker run -p 8080:8080 -p 50000:50000 -v /your/home:/var/jenkins_home jenkins</text:p>
      <text:section text:style-name="Sect1" text:name=":k6.ma">
        <text:p text:style-name="Standard"/>
        <text:section text:style-name="Sect1" text:name=":k6.at">
          <text:p text:style-name="Standard"/>
        </text:section>
        <text:p text:style-name="P1"><text:bookmark text:name=":k6.co"/>=========================</text:p>
      </text:section>
      <text:section text:style-name="Sect1" text:name=":k5.ma">
        <text:p text:style-name="Standard"/>
        <text:section text:style-name="Sect1" text:name=":k5.at">
          <text:p text:style-name="Standard"/>
        </text:section>
        <text:p text:style-name="P1"><text:bookmark text:name=":k5.co"/>Before this command .</text:p>
      </text:section>
      <text:section text:style-name="Sect1" text:name=":k4.ma">
        <text:p text:style-name="Standard"/>
        <text:section text:style-name="Sect1" text:name=":k4.at">
          <text:p text:style-name="Standard"/>
        </text:section>
        <text:p text:style-name="P1"><text:bookmark text:name=":k4.co"/>do </text:p>
      </text:section>
      <text:section text:style-name="Sect1" text:name=":k3.ma">
        <text:p text:style-name="Standard"/>
        <text:section text:style-name="Sect1" text:name=":k3.at">
          <text:p text:style-name="Standard"/>
        </text:section>
        <text:p text:style-name="P1"><text:bookmark text:name=":k3.co"/>mkdir jenkins_file</text:p>
      </text:section>
      <text:section text:style-name="Sect1" text:name=":k2.ma">
        <text:p text:style-name="Standard"/>
        <text:section text:style-name="Sect1" text:name=":k2.at">
          <text:p text:style-name="Standard"/>
        </text:section>
        <text:p text:style-name="P1"><text:bookmark text:name=":k2.co"/>cd jenkins_file</text:p>
      </text:section>
      <text:section text:style-name="Sect1" text:name=":k1.ma">
        <text:p text:style-name="Standard"/>
        <text:section text:style-name="Sect1" text:name=":k1.at">
          <text:p text:style-name="Standard"/>
        </text:section>
        <text:p text:style-name="P1"><text:bookmark text:name=":k1.co"/>pwd</text:p>
      </text:section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16:56:08.172661701</meta:creation-date>
    <dc:date>2018-06-05T19:23:16.317378785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55" meta:character-count="453" meta:non-whitespace-character-count="415"/>
  </office:meta>
</office:document-meta>
</file>